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3.955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2362in"/>
    </style:style>
    <style:style style:name="co5" style:family="table-column">
      <style:table-column-properties fo:break-before="auto" style:column-width="2.4161in"/>
    </style:style>
    <style:style style:name="co6" style:family="table-column">
      <style:table-column-properties fo:break-before="auto" style:column-width="1.8374in"/>
    </style:style>
    <style:style style:name="ro1" style:family="table-row">
      <style:table-row-properties style:row-height="0.3709in" fo:break-before="auto" style:use-optimal-row-height="true"/>
    </style:style>
    <style:style style:name="ro2" style:family="table-row">
      <style:table-row-properties style:row-height="2.5118in" fo:break-before="auto" style:use-optimal-row-height="false"/>
    </style:style>
    <style:style style:name="ro3" style:family="table-row">
      <style:table-row-properties style:row-height="0.392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TC No.</text:p>
          </table:table-cell>
          <table:table-cell table:style-name="ce2" office:value-type="string">
            <text:p>Preconditions</text:p>
          </table:table-cell>
          <table:table-cell table:style-name="ce2" office:value-type="string">
            <text:p>Scenario 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Status</text:p>
          </table:table-cell>
        </table:table-row>
        <table:table-row table:style-name="ro2">
          <table:table-cell table:style-name="Excel_20_Built-in_20_Normal" office:value-type="string">
            <text:p>TC_001</text:p>
          </table:table-cell>
          <table:table-cell table:style-name="Excel_20_Built-in_20_Normal" office:value-type="string">
            <text:p>Meeting Room Booking System page should be visible.</text:p>
          </table:table-cell>
          <table:table-cell table:style-name="Excel_20_Built-in_20_Normal" office:value-type="string">
            <text:p>Send</text:p>
          </table:table-cell>
          <table:table-cell table:style-name="Excel_20_Built-in_20_Normal"/>
          <table:table-cell table:style-name="ce3" office:value-type="string">
            <text:p>1.Fetch EmployeeName,ID,Mail Id from Database. <text:s text:c="28"/>2.Project/dept will accept alphabets and numerals. <text:s text:c="16"/>3.Able to select location and preferred room <text:s text:c="2"/>from dropdown list. <text:s text:c="49"/>4.In Extension field maximum length of ext allowed should be 4. 4.Purpose should accept characters of maximum length 30. <text:s text:c="55"/><text:s text:c="3"/>6.Able to select facilities Tradional welcome,high tea,lunch.etc.If other requirements can be specified.</text:p>
          </table:table-cell>
          <table:table-cell table:style-name="ce3" office:value-type="string">
            <text:p>valid empName,ID,mail. <text:s text:c="15"/>Valid project/dept. <text:s text:c="24"/>Valid extention. <text:s text:c="30"/>Valid reporting manager. <text:s text:c="12"/></text:p>
          </table:table-cell>
          <table:table-cell table:style-name="ce3" office:value-type="string">
            <text:p>Successfully sending request to the admin.</text:p>
          </table:table-cell>
          <table:table-cell table:style-name="Excel_20_Built-in_20_Normal" table:number-columns-repeated="2"/>
        </table:table-row>
        <table:table-row table:style-name="ro3">
          <table:table-cell office:value-type="string">
            <text:p>TC_002</text:p>
          </table:table-cell>
          <table:table-cell office:value-type="string">
            <text:p>Meeting Room Booking System page should be visible.</text:p>
          </table:table-cell>
          <table:table-cell office:value-type="string">
            <text:p>Cancel</text:p>
          </table:table-cell>
          <table:table-cell/>
          <table:table-cell office:value-type="string">
            <text:p>Clear all form fields</text:p>
          </table:table-cell>
          <table:table-cell table:number-columns-repeated="4"/>
        </table:table-row>
        <table:table-row table:style-name="ro3">
          <table:table-cell table:number-columns-repeated="9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12/07/2021</text:date>, <text:time>21:4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fat Shaikh</meta:initial-creator>
    <meta:creation-date>2021-12-07T21:26:03.07</meta:creation-date>
    <dc:date>2021-12-07T21:42:16.73</dc:date>
    <dc:creator>Arfat Shaikh</dc:creator>
    <meta:editing-duration>PT1M3S</meta:editing-duration>
    <meta:editing-cycles>1</meta:editing-cycles>
    <meta:document-statistic meta:table-count="3" meta:cell-count="19" meta:object-count="0"/>
    <meta:generator>OpenOffice/4.1.8$Win32 OpenOffice.org_project/418m3$Build-9803</meta:generator>
  </office:meta>
</office:document-meta>
</file>